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one with arabic page notation.</text:p>
      <text:p text:style-name="Standard">Page break after.</text:p>
      <text:p text:style-name="P1">Page two with arabic page notation.</text:p>
      <text:p text:style-name="Standard">Page break after.</text:p>
      <text:p text:style-name="P1">Page three with arabic page notation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8T17:39:22</meta:creation-date>
    <meta:document-statistic meta:table-count="0" meta:image-count="0" meta:object-count="0" meta:page-count="3" meta:paragraph-count="7" meta:word-count="27" meta:character-count="152"/>
    <dc:date>2009-08-18T17:41:49</dc:date>
    <dc:creator>Vincent Spiewak</dc:creator>
    <meta:editing-duration>PT00H02M29S</meta:editing-duration>
    <meta:editing-cycles>1</meta:editing-cycles>
    <meta:generator>OpenOffice.org/3.1$Unix OpenOffice.org_project/310m11$Build-9399</meta:generator>
  </office:meta>
</office:document-meta>
</file>